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66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1" table:number-columns-repeated="3" table:default-cell-style-name="ce1"/>
        <table:table-column table:style-name="co2" table:number-columns-repeated="3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[.I3]+[.H3]*2+[.G3]*4+[.F3]*8+[.E3]*16+[.D3]*32+[.C3]*64" office:value-type="float" office:value="63" calcext:value-type="float">
            <text:p>63</text:p>
          </table:table-cell>
          <table:table-cell table:number-columns-repeated="2"/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0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4]+[.H4]*2+[.G4]*4+[.F4]*8+[.E4]*16+[.D4]*32+[.C4]*64" office:value-type="float" office:value="6" calcext:value-type="float">
            <text:p>6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5]+[.H5]*2+[.G5]*4+[.F5]*8+[.E5]*16+[.D5]*32+[.C5]*64" office:value-type="float" office:value="91" calcext:value-type="float">
            <text:p>91</text:p>
          </table:table-cell>
          <table:table-cell table:number-columns-repeated="2"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/>
          <table:table-cell table:number-columns-repeated="100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I6]+[.H6]*2+[.G6]*4+[.F6]*8+[.E6]*16+[.D6]*32+[.C6]*64" office:value-type="float" office:value="79" calcext:value-type="float">
            <text:p>79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7]+[.H7]*2+[.G7]*4+[.F7]*8+[.E7]*16+[.D7]*32+[.C7]*64" office:value-type="float" office:value="102" calcext:value-type="float">
            <text:p>102</text:p>
          </table:table-cell>
          <table:table-cell table:number-columns-repeated="2"/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100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8]+[.H8]*2+[.G8]*4+[.F8]*8+[.E8]*16+[.D8]*32+[.C8]*64" office:value-type="float" office:value="109" calcext:value-type="float">
            <text:p>109</text:p>
          </table:table-cell>
          <table:table-cell table:number-columns-repeated="2"/>
          <table:table-cell table:style-name="ce5" table:number-columns-repeated="3"/>
          <table:table-cell table:number-columns-repeated="100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9]+[.H9]*2+[.G9]*4+[.F9]*8+[.E9]*16+[.D9]*32+[.C9]*64" office:value-type="float" office:value="125" calcext:value-type="float">
            <text:p>12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I10]+[.H10]*2+[.G10]*4+[.F10]*8+[.E10]*16+[.D10]*32+[.C10]*64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[.I11]+[.H11]*2+[.G11]*4+[.F11]*8+[.E11]*16+[.D11]*32+[.C11]*64" office:value-type="float" office:value="127" calcext:value-type="float">
            <text:p>12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I12]+[.H12]*2+[.G12]*4+[.F12]*8+[.E12]*16+[.D12]*32+[.C12]*64" office:value-type="float" office:value="111" calcext:value-type="float">
            <text:p>11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I13]+[.H13]*2+[.G13]*4+[.F13]*8+[.E13]*16+[.D13]*32+[.C13]*64" office:value-type="float" office:value="119" calcext:value-type="float">
            <text:p>11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14]+[.H14]*2+[.G14]*4+[.F14]*8+[.E14]*16+[.D14]*32+[.C14]*64" office:value-type="float" office:value="124" calcext:value-type="float">
            <text:p>12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I15]+[.H15]*2+[.G15]*4+[.F15]*8+[.E15]*16+[.D15]*32+[.C15]*64"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16]+[.H16]*2+[.G16]*4+[.F16]*8+[.E16]*16+[.D16]*32+[.C16]*64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7]+[.H17]*2+[.G17]*4+[.F17]*8+[.E17]*16+[.D17]*32+[.C17]*64" office:value-type="float" office:value="121" calcext:value-type="float">
            <text:p>12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8]+[.H18]*2+[.G18]*4+[.F18]*8+[.E18]*16+[.D18]*32+[.C18]*64" office:value-type="float" office:value="113" calcext:value-type="float">
            <text:p>11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[.I19]+[.H19]*2+[.G19]*4+[.F19]*8+[.E19]*16+[.D19]*32+[.C19]*6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I20]+[.H20]*2+[.G20]*4+[.F20]*8+[.E20]*16+[.D20]*32+[.C20]*64" office:value-type="float" office:value="111" calcext:value-type="float">
            <text:p>11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1]+[.H21]*2+[.G21]*4+[.F21]*8+[.E21]*16+[.D21]*32+[.C21]*64" office:value-type="float" office:value="116" calcext:value-type="float">
            <text:p>11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2]+[.H22]*2+[.G22]*4+[.F22]*8+[.E22]*16+[.D22]*32+[.C22]*64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23]+[.H23]*2+[.G23]*4+[.F23]*8+[.E23]*16+[.D23]*32+[.C23]*64"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string" calcext:value-type="string">
            <text:p>k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[.I24]+[.H24]*2+[.G24]*4+[.F24]*8+[.E24]*16+[.D24]*32+[.C24]*64" office:value-type="float" office:value="118" calcext:value-type="float">
            <text:p>11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I25]+[.H25]*2+[.G25]*4+[.F25]*8+[.E25]*16+[.D25]*32+[.C25]*64"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7"/>
          <table:table-cell table:formula="of:=[.I26]+[.H26]*2+[.G26]*4+[.F26]*8+[.E26]*16+[.D26]*32+[.C26]*6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7]+[.H27]*2+[.G27]*4+[.F27]*8+[.E27]*16+[.D27]*32+[.C27]*64" office:value-type="float" office:value="84" calcext:value-type="float">
            <text:p>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28]+[.H28]*2+[.G28]*4+[.F28]*8+[.E28]*16+[.D28]*32+[.C28]*64" office:value-type="float" office:value="92" calcext:value-type="float">
            <text:p>9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I29]+[.H29]*2+[.G29]*4+[.F29]*8+[.E29]*16+[.D29]*32+[.C29]*64" office:value-type="float" office:value="115" calcext:value-type="float">
            <text:p>11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I30]+[.H30]*2+[.G30]*4+[.F30]*8+[.E30]*16+[.D30]*32+[.C30]*64" office:value-type="float" office:value="103" calcext:value-type="float">
            <text:p>10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31]+[.H31]*2+[.G31]*4+[.F31]*8+[.E31]*16+[.D31]*32+[.C31]*64"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[.I32]+[.H32]*2+[.G32]*4+[.F32]*8+[.E32]*16+[.D32]*32+[.C32]*64" office:value-type="float" office:value="110" calcext:value-type="float">
            <text:p>11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number-columns-repeated="7"/>
          <table:table-cell table:formula="of:=[.I33]+[.H33]*2+[.G33]*4+[.F33]*8+[.E33]*16+[.D33]*32+[.C33]*6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34]+[.H34]*2+[.G34]*4+[.F34]*8+[.E34]*16+[.D34]*32+[.C34]*64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7"/>
          <table:table-cell table:formula="of:=[.I35]+[.H35]*2+[.G35]*4+[.F35]*8+[.E35]*16+[.D35]*32+[.C35]*6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w</text:p>
          </table:table-cell>
          <table:table-cell table:style-name="ce4" table:number-columns-repeated="7"/>
          <table:table-cell table:formula="of:=[.I36]+[.H36]*2+[.G36]*4+[.F36]*8+[.E36]*16+[.D36]*32+[.C36]*6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[.I37]+[.H37]*2+[.G37]*4+[.F37]*8+[.E37]*16+[.D37]*32+[.C37]*64" office:value-type="float" office:value="118" calcext:value-type="float">
            <text:p>11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38]+[.H38]*2+[.G38]*4+[.F38]*8+[.E38]*16+[.D38]*32+[.C38]*64" office:value-type="float" office:value="114" calcext:value-type="float">
            <text:p>114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formula="of:=[.I39]+[.H39]*2+[.G39]*4+[.F39]*8+[.E39]*16+[.D39]*32+[.C39]*64" office:value-type="float" office:value="91" calcext:value-type="float">
            <text:p>91</text:p>
          </table:table-cell>
          <table:table-cell table:number-columns-repeated="101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 style:data-style-name="N2" text:time-value="14:03:15.398219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01:55:13.390014239</meta:creation-date>
    <dc:date>2016-01-28T14:05:56.070347741</dc:date>
    <meta:editing-duration>PT7H2M18S</meta:editing-duration>
    <meta:editing-cycles>4</meta:editing-cycles>
    <meta:generator>LibreOffice/5.0.4.2$Linux_X86_64 LibreOffice_project/00m0$Build-2</meta:generator>
    <meta:document-statistic meta:table-count="1" meta:cell-count="315" meta:object-count="0"/>
  </office:meta>
</office:document-meta>
</file>